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 fo:language="en" fo:country="US"/>
    </style:style>
    <style:style style:name="P3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4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7" style:family="paragraph" style:parent-style-name="Standard" style:list-style-name="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8" style:family="paragraph" style:parent-style-name="Standard" style:list-style-name="">
      <style:paragraph-properties fo:text-align="justify" style:justify-single-word="false"/>
      <style:text-properties fo:color="#000000" fo:language="en" fo:country="US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">
      <style:paragraph-properties fo:text-align="justify" style:justify-single-word="false"/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">
      <style:paragraph-properties fo:text-align="justify" style:justify-single-word="false"/>
      <style:text-properties fo:color="#000000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">
      <style:paragraph-properties fo:text-align="justify" style:justify-single-word="false" fo:break-before="page"/>
      <style:text-properties fo:color="#000000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15" style:family="paragraph" style:parent-style-name="Text_20_body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17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EP # 87: New binaries: scinotes and xcos</text:h>
      <text:p text:style-name="P2"/>
      <text:p text:style-name="P1"/>
      <text:p text:style-name="P1">Version:1.0</text:p>
      <text:p text:style-name="P1">Author: Sylvestre Ledru</text:p>
      <text:p text:style-name="P1">State: DRAFT</text:p>
      <text:p text:style-name="P1">Scilab-Version: Scilab 5.4.1</text:p>
      <text:p text:style-name="P1">Created: December 18<text:span text:style-name="T1">th</text:span>, 2012</text:p>
      <text:p text:style-name="P2"/>
      <text:p text:style-name="P1"/>
      <text:h text:style-name="P17" text:outline-level="3">Abstract</text:h>
      <text:p text:style-name="P1">In the SEP, <text:span text:style-name="T3">we describe the inclusion of two new binaries with options in the Scilab distribution.</text:span></text:p>
      <text:p text:style-name="P4"/>
      <text:h text:style-name="P17" text:outline-level="3">Rationale</text:h>
      <text:p text:style-name="P4">There are three goals here:</text:p>
      <text:list xml:id="list6534834929302896095" text:style-name="L1">
        <text:list-item>
          <text:p text:style-name="P5">highlight some features of Scilab itself</text:p>
        </text:list-item>
        <text:list-item>
          <text:p text:style-name="P5">propose an easy access to the feature</text:p>
        </text:list-item>
        <text:list-item>
          <text:h text:style-name="P5" text:outline-level="3">propose some automatic process</text:h>
        </text:list-item>
      </text:list>
      <text:h text:style-name="P7" text:outline-level="3"/>
      <text:h text:style-name="P7" text:outline-level="3">For now, the two new binaries will be the following.</text:h>
      <text:h text:style-name="P7" text:outline-level="3"/>
      <text:h text:style-name="P10" text:outline-level="3">Xcos</text:h>
      <text:h text:style-name="P8" text:outline-level="3"/>
      <text:h text:style-name="P9" text:outline-level="3">Usage: </text:h>
      <text:h text:style-name="P9" text:outline-level="3">xcos [ file1.xcos, [ file2.xcos ]] </text:h>
      <text:h text:style-name="P9" text:outline-level="3"><text:s/></text:h>
      <text:h text:style-name="P9" text:outline-level="3"><text:s text:c="2"/>Possible arguments are: </text:h>
      <text:h text:style-name="P9" text:outline-level="3"><text:s text:c="2"/>-simulate : Start the simulation. Only one file will be accepted. </text:h>
      <text:h text:style-name="P9" text:outline-level="3"/>
      <text:h text:style-name="P9" text:outline-level="3">For example, <text:span text:style-name="T4">xcos modules/xcos/examples/integral.xcos </text:span>will open the integral Xcos </text:h>
      <text:h text:style-name="P9" text:outline-level="3">Schema . <text:s text:c="3"/>If the file does not exist, propose to create it. </text:h>
      <text:h text:style-name="P9" text:outline-level="3"><text:s/></text:h>
      <text:h text:style-name="P9" text:outline-level="3">xcos -simulate modules/xcos/examples/integral.xcos </text:h>
      <text:h text:style-name="P9" text:outline-level="3">Will start the simulation on integral.xcos </text:h>
      <text:h text:style-name="P9" text:outline-level="3"/>
      <text:h text:style-name="P13" text:outline-level="3">Scinotes</text:h>
      <text:h text:style-name="P11" text:outline-level="3"><text:s/></text:h>
      <text:h text:style-name="P11" text:outline-level="3">Usage: </text:h>
      <text:h text:style-name="P11" text:outline-level="3">scinotes [ file1.sci, [ file2.sce ]] </text:h>
      <text:h text:style-name="P11" text:outline-level="3"><text:s/></text:h>
      <text:h text:style-name="P11" text:outline-level="3"><text:s/>Possible arguments are: </text:h>
      <text:h text:style-name="P11" text:outline-level="3"><text:s text:c="2"/>-indent : format (indent, trailing spaces, quote mismatch) the files </text:h>
      <text:h text:style-name="P11" text:outline-level="3"/>
      <text:h text:style-name="P11" text:outline-level="3">For example, <text:span text:style-name="T4">scinotes modules/core/macros/whos.sci </text:span>will open whos.sci</text:h>
      <text:h text:style-name="P11" text:outline-level="3">If the file does not exist, propose to create it. </text:h>
      <text:h text:style-name="P12" text:outline-level="3"/>
      <text:h text:style-name="P11" text:outline-level="3">Scinotes binary also support also the -indent argument to indent automatically a Scilab file. </text:h>
      <text:h text:style-name="P11" text:outline-level="3">For example: <text:span text:style-name="T4">scinotes -indent modules/core/macros/whos.sci </text:span></text:h>
      <text:h text:style-name="P11" text:outline-level="3"><text:s text:c="4"/></text:h>
      <text:h text:style-name="P17" text:outline-level="3">Technical aspects</text:h>
      <text:h text:style-name="P14" text:outline-level="3">Just like it is done with scilab-cli and scilab-adv-cli (See SEP 18 for more information), the same script is used and symlinked. At the beginning of the script, we look for the called script name ($0) and, from this information, we switc<text:span text:style-name="T5">h the context of usage.</text:span></text:h>
      <text:h text:style-name="P15" text:outline-level="3"/>
      <text:h text:style-name="P17" text:outline-level="3">Changelog</text:h>
      <text:p text:style-name="P3"><text:tab/><text:span text:style-name="T2">1.0 – Initial Version </text:span></text:p>
      <text:h text:style-name="P17" text:outline-level="3">Copyright</text:h>
      <text:p text:style-name="Standard"><text:span text:style-name="T6"><text:tab/>This document has been placed under the license CeCILL-B.</text:span></text:p>
      <text:p text:style-name="Standard"><text:span text:style-name="Citation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9-03T10:45:57</dc:date>
    <meta:editing-duration>PT1H43M32S</meta:editing-duration>
    <meta:editing-cycles>22</meta:editing-cycles>
    <meta:generator>OpenOffice/4.0.0$Unix OpenOffice.org_project/400m3$Build-9702</meta:generator>
    <dc:creator>Eric Gallager</dc:creator>
    <meta:document-statistic meta:table-count="0" meta:image-count="0" meta:object-count="0" meta:page-count="2" meta:paragraph-count="43" meta:word-count="247" meta:character-count="1630"/>
  </office:meta>
</office:document-meta>
</file>